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01735a" officeooo:paragraph-rsid="0001735a"/>
    </style:style>
    <style:style style:name="P2" style:family="paragraph" style:parent-style-name="Text_20_body">
      <style:text-properties officeooo:rsid="0002a5c8" officeooo:paragraph-rsid="0002a5c8"/>
    </style:style>
    <style:style style:name="P3" style:family="paragraph" style:parent-style-name="Title">
      <style:text-properties fo:language="ru" fo:country="RU" officeooo:rsid="0001735a" officeooo:paragraph-rsid="0001735a"/>
    </style:style>
    <style:style style:name="P4" style:family="paragraph" style:parent-style-name="Subtitle">
      <style:text-properties officeooo:rsid="0001735a" officeooo:paragraph-rsid="0001735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труктурные паттерны</text:p>
      <text:p text:style-name="P4">Декоратор</text:p>
      <text:p text:style-name="P1">Используется когда необходимо расширить функционал (пример различные инпут стримы)</text:p>
      <text:p text:style-name="P1">Построен на основе шаблона Делегирование</text:p>
      <text:p text:style-name="P1">Пример:</text:p>
      <text:p text:style-name="P1"><text:s/>класс получает информацию из файла</text:p>
      <text:p text:style-name="P1">необходимо добавить шифрование, логирование</text:p>
      <text:p text:style-name="P4">Адаптер</text:p>
      <text:p text:style-name="P2">Используется для совмещения двух библиотек у которых <text:span text:style-name="T1">API </text:span><text:span text:style-name="T2">несовместимо</text:span></text:p>
      <text:p text:style-name="P4">Фасад</text:p>
      <text:p text:style-name="P2">Объект который является единой точкой входа (пример ключ зажигания, повернул а действий табун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9:57:42.698000000</meta:creation-date>
    <meta:generator>LibreOffice/5.2.2.2$Windows_x86 LibreOffice_project/8f96e87c890bf8fa77463cd4b640a2312823f3ad</meta:generator>
    <dc:date>2016-11-15T11:01:49.231000000</dc:date>
    <meta:editing-duration>PT19M15S</meta:editing-duration>
    <meta:editing-cycles>1</meta:editing-cycles>
    <meta:document-statistic meta:table-count="0" meta:image-count="0" meta:object-count="0" meta:page-count="1" meta:paragraph-count="11" meta:word-count="51" meta:character-count="411" meta:non-whitespace-character-count="370"/>
  </office:meta>
</office:document-meta>
</file>